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751cm" svg:height="0.839cm" draw:transform="skewX (0.000698131700797727) rotate (-1.80571764411333) translate (5.48271466215491cm 3.1685361826277cm)" svg:viewBox="0 0 5752 840" svg:d="M201 840c452-55 1801-240 2511-262 709-23 2181 111 2858 255 126 12 302-618 67-662-760-119-1913-180-2751-170-839 10-2482 143-2846 162-119-2 57 690 161 677z">
          <text:p/>
        </draw:path>
        <draw:path draw:style-name="gr1" draw:text-style-name="P1" draw:layer="layout" svg:width="5.603cm" svg:height="0.85cm" draw:transform="skewX (0.000174532925199499) rotate (-1.27461395273146) translate (5.3479110613553cm 2.9229397750981cm)" svg:viewBox="0 0 5604 851" svg:d="M345 850c240-5 1517 14 2634-22 1118-37 2220-44 2596-48 127 2-198-790-343-780-396 27-1735 75-2645 104-907 29-1767 15-2470-36-274-20-12 788 228 782z">
          <text:p/>
        </draw:path>
        <draw:path draw:style-name="gr1" draw:text-style-name="P1" draw:layer="layout" svg:width="6.457cm" svg:height="0.886cm" draw:transform="skewX (0.000174532925199431) rotate (-1.32924275831888) translate (2.61370286261371cm 2.40877901726479cm)" svg:viewBox="0 0 6458 887" svg:d="M334 870c236-4 1918 27 3033 13 1115-15 2662-92 3046-116 126-6-20-815-396-765-376 51-1889 139-2797 167-908 29-2859-57-3152-69-179-8 24 777 266 770z">
          <text:p/>
        </draw:path>
        <draw:path draw:style-name="gr1" draw:text-style-name="P1" draw:layer="layout" svg:width="6.456cm" svg:height="0.844cm" draw:transform="skewX (-0.000698131700797701) rotate (-1.78372649553821) translate (8.34425121560409cm 2.1203054857806cm)" svg:viewBox="0 0 6457 845" svg:d="M260 839c455-74 2096-237 2827-254 731-18 2470 92 3160 260 126 14 339-612 104-655-800-144-2053-207-2930-186-878 20-3000 119-3379 161-141 15 109 691 218 674z">
          <text:p/>
        </draw:path>
        <draw:path draw:style-name="gr1" draw:text-style-name="P1" draw:layer="layout" svg:width="0.903cm" svg:height="0.661cm" draw:transform="rotate (-2.15757602131539) translate (2.6626577737705cm 2.53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5.4474578120657cm 3.09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8.299706971542cm 2.0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19599110710371cm 8.34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9) rotate (-2.1556561591382) translate (7.01779065192769cm 8.0012958331612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2:13.98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